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4.02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877cm"/>
    </style:style>
    <style:style style:name="co13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815cm"/>
    </style:style>
    <style:style style:name="co18" style:family="table-column">
      <style:table-column-properties fo:break-before="auto" style:column-width="2.73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7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5" table:default-cell-style-name="ce3"/>
        <table:table-column table:style-name="co14" table:number-columns-repeated="10" table:default-cell-style-name="Default"/>
        <table:table-column table:style-name="co14" table:number-columns-repeated="3" table:default-cell-style-name="ce6"/>
        <table:table-column table:style-name="co16" table:default-cell-style-name="ce7"/>
        <table:table-column table:style-name="co17" table:default-cell-style-name="ce6"/>
        <table:table-column table:style-name="co18" table:default-cell-style-name="ce6"/>
        <table:table-row table:style-name="ro3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  <table:table-cell table:number-columns-repeated="10"/>
          <table:table-cell table:style-name="ce4" office:value-type="string" table:number-columns-spanned="3" table:number-rows-spanned="1">
            <text:p>TEMPO VF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DATI TRASFERITI</text:p>
          </table:table-cell>
          <table:covered-table-cell table:number-columns-repeated="2" table:style-name="ce5"/>
        </table:table-row>
        <table:table-row table:style-name="ro3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FD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  <table:table-cell table:number-columns-repeated="10"/>
          <table:table-cell table:style-name="ce5" office:value-type="string">
            <text:p>delega 1</text:p>
          </table:table-cell>
          <table:table-cell table:style-name="ce5" office:value-type="string">
            <text:p>delega 0</text:p>
          </table:table-cell>
          <table:table-cell table:style-name="ce5" office:value-type="string">
            <text:p>delega 2</text:p>
          </table:table-cell>
          <table:table-cell table:style-name="ce5" office:value-type="string">
            <text:p>delega 1</text:p>
          </table:table-cell>
          <table:table-cell table:style-name="ce5" office:value-type="string">
            <text:p>delega 0</text:p>
          </table:table-cell>
          <table:table-cell table:style-name="ce5" office:value-type="string">
            <text:p>delega 2</text:p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10"/>
          <table:table-cell table:formula="of:=IF(([.C3]=1);[.K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([.C3]=2);[.K3];&quot;&quot;)">
            <text:p/>
          </table:table-cell>
          <table:table-cell table:formula="of:=IF(([.C3]=1);[.E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[.C3]=2;[.E3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10"/>
          <table:table-cell table:formula="of:=IF(([.C4]=1);[.K4];&quot;&quot;)" office:value-type="float" office:value="12908.5">
            <text:p>12908,5</text:p>
          </table:table-cell>
          <table:table-cell table:formula="of:=IF(([.C4]=0);[.K4];&quot;&quot;)">
            <text:p/>
          </table:table-cell>
          <table:table-cell table:formula="of:=IF(([.C4]=2);[.K4];&quot;&quot;)">
            <text:p/>
          </table:table-cell>
          <table:table-cell table:formula="of:=IF(([.C4]=1);[.E4];&quot;&quot;)" office:value-type="float" office:value="9000000">
            <text:p>9000000</text:p>
          </table:table-cell>
          <table:table-cell table:formula="of:=IF([.C4]=0;[.E4];&quot;&quot;)">
            <text:p/>
          </table:table-cell>
          <table:table-cell table:formula="of:=IF([.C4]=2;[.E4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10"/>
          <table:table-cell table:formula="of:=IF(([.C5]=1);[.K5];&quot;&quot;)" office:value-type="float" office:value="12908.5">
            <text:p>12908,5</text:p>
          </table:table-cell>
          <table:table-cell table:formula="of:=IF(([.C5]=0);[.K5];&quot;&quot;)">
            <text:p/>
          </table:table-cell>
          <table:table-cell table:formula="of:=IF(([.C5]=2);[.K5];&quot;&quot;)">
            <text:p/>
          </table:table-cell>
          <table:table-cell table:formula="of:=IF(([.C5]=1);[.E5];&quot;&quot;)" office:value-type="float" office:value="9000000">
            <text:p>9000000</text:p>
          </table:table-cell>
          <table:table-cell table:formula="of:=IF([.C5]=0;[.E5];&quot;&quot;)">
            <text:p/>
          </table:table-cell>
          <table:table-cell table:formula="of:=IF([.C5]=2;[.E5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10"/>
          <table:table-cell table:formula="of:=IF(([.C6]=1);[.K6];&quot;&quot;)" office:value-type="float" office:value="12908.5">
            <text:p>12908,5</text:p>
          </table:table-cell>
          <table:table-cell table:formula="of:=IF(([.C6]=0);[.K6];&quot;&quot;)">
            <text:p/>
          </table:table-cell>
          <table:table-cell table:formula="of:=IF(([.C6]=2);[.K6];&quot;&quot;)">
            <text:p/>
          </table:table-cell>
          <table:table-cell table:formula="of:=IF(([.C6]=1);[.E6];&quot;&quot;)" office:value-type="float" office:value="9000000">
            <text:p>9000000</text:p>
          </table:table-cell>
          <table:table-cell table:formula="of:=IF([.C6]=0;[.E6];&quot;&quot;)">
            <text:p/>
          </table:table-cell>
          <table:table-cell table:formula="of:=IF([.C6]=2;[.E6];&quot;&quot;)">
            <text:p/>
          </table:table-cell>
        </table:table-row>
        <table:table-row table:style-name="ro3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10"/>
          <table:table-cell table:formula="of:=IF(([.C7]=1);[.K7];&quot;&quot;)">
            <text:p/>
          </table:table-cell>
          <table:table-cell table:formula="of:=IF(([.C7]=0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([.C7]=1);[.E7];&quot;&quot;)">
            <text:p/>
          </table:table-cell>
          <table:table-cell table:formula="of:=IF([.C7]=0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10"/>
          <table:table-cell table:formula="of:=IF(([.C8]=1);[.K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([.C8]=2);[.K8];&quot;&quot;)">
            <text:p/>
          </table:table-cell>
          <table:table-cell table:formula="of:=IF(([.C8]=1);[.E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[.C8]=2;[.E8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10"/>
          <table:table-cell table:formula="of:=IF(([.C9]=1);[.K9];&quot;&quot;)" office:value-type="float" office:value="42430">
            <text:p>42430</text:p>
          </table:table-cell>
          <table:table-cell table:formula="of:=IF(([.C9]=0);[.K9];&quot;&quot;)">
            <text:p/>
          </table:table-cell>
          <table:table-cell table:formula="of:=IF(([.C9]=2);[.K9];&quot;&quot;)">
            <text:p/>
          </table:table-cell>
          <table:table-cell table:formula="of:=IF(([.C9]=1);[.E9];&quot;&quot;)" office:value-type="float" office:value="18375020">
            <text:p>18375020</text:p>
          </table:table-cell>
          <table:table-cell table:formula="of:=IF([.C9]=0;[.E9];&quot;&quot;)">
            <text:p/>
          </table:table-cell>
          <table:table-cell table:formula="of:=IF([.C9]=2;[.E9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10"/>
          <table:table-cell table:formula="of:=IF(([.C10]=1);[.K10];&quot;&quot;)">
            <text:p/>
          </table:table-cell>
          <table:table-cell table:formula="of:=IF(([.C10]=0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([.C10]=1);[.E10];&quot;&quot;)">
            <text:p/>
          </table:table-cell>
          <table:table-cell table:formula="of:=IF([.C10]=0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10"/>
          <table:table-cell table:formula="of:=IF(([.C11]=1);[.K11];&quot;&quot;)" office:value-type="float" office:value="42430">
            <text:p>42430</text:p>
          </table:table-cell>
          <table:table-cell table:formula="of:=IF(([.C11]=0);[.K11];&quot;&quot;)">
            <text:p/>
          </table:table-cell>
          <table:table-cell table:formula="of:=IF(([.C11]=2);[.K11];&quot;&quot;)">
            <text:p/>
          </table:table-cell>
          <table:table-cell table:formula="of:=IF(([.C11]=1);[.E11];&quot;&quot;)" office:value-type="float" office:value="18375015">
            <text:p>18375015</text:p>
          </table:table-cell>
          <table:table-cell table:formula="of:=IF([.C11]=0;[.E11];&quot;&quot;)">
            <text:p/>
          </table:table-cell>
          <table:table-cell table:formula="of:=IF([.C11]=2;[.E11];&quot;&quot;)">
            <text:p/>
          </table:table-cell>
        </table:table-row>
        <table:table-row table:style-name="ro3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10"/>
          <table:table-cell table:formula="of:=IF(([.C12]=1);[.K12];&quot;&quot;)" office:value-type="float" office:value="42430">
            <text:p>42430</text:p>
          </table:table-cell>
          <table:table-cell table:formula="of:=IF(([.C12]=0);[.K12];&quot;&quot;)">
            <text:p/>
          </table:table-cell>
          <table:table-cell table:formula="of:=IF(([.C12]=2);[.K12];&quot;&quot;)">
            <text:p/>
          </table:table-cell>
          <table:table-cell table:formula="of:=IF(([.C12]=1);[.E12];&quot;&quot;)" office:value-type="float" office:value="17946503">
            <text:p>17946503</text:p>
          </table:table-cell>
          <table:table-cell table:formula="of:=IF([.C12]=0;[.E12];&quot;&quot;)">
            <text:p/>
          </table:table-cell>
          <table:table-cell table:formula="of:=IF([.C12]=2;[.E12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10"/>
          <table:table-cell table:formula="of:=IF(([.C13]=1);[.K13];&quot;&quot;)" office:value-type="float" office:value="39590">
            <text:p>39590</text:p>
          </table:table-cell>
          <table:table-cell table:formula="of:=IF(([.C13]=0);[.K13];&quot;&quot;)">
            <text:p/>
          </table:table-cell>
          <table:table-cell table:formula="of:=IF(([.C13]=2);[.K13];&quot;&quot;)">
            <text:p/>
          </table:table-cell>
          <table:table-cell table:formula="of:=IF(([.C13]=1);[.E13];&quot;&quot;)" office:value-type="float" office:value="26718762">
            <text:p>26718762</text:p>
          </table:table-cell>
          <table:table-cell table:formula="of:=IF([.C13]=0;[.E13];&quot;&quot;)">
            <text:p/>
          </table:table-cell>
          <table:table-cell table:formula="of:=IF([.C13]=2;[.E13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10"/>
          <table:table-cell table:formula="of:=IF(([.C14]=1);[.K14];&quot;&quot;)" office:value-type="float" office:value="39590">
            <text:p>39590</text:p>
          </table:table-cell>
          <table:table-cell table:formula="of:=IF(([.C14]=0);[.K14];&quot;&quot;)">
            <text:p/>
          </table:table-cell>
          <table:table-cell table:formula="of:=IF(([.C14]=2);[.K14];&quot;&quot;)">
            <text:p/>
          </table:table-cell>
          <table:table-cell table:formula="of:=IF(([.C14]=1);[.E14];&quot;&quot;)" office:value-type="float" office:value="29375022">
            <text:p>29375022</text:p>
          </table:table-cell>
          <table:table-cell table:formula="of:=IF([.C14]=0;[.E14];&quot;&quot;)">
            <text:p/>
          </table:table-cell>
          <table:table-cell table:formula="of:=IF([.C14]=2;[.E14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10"/>
          <table:table-cell table:formula="of:=IF(([.C15]=1);[.K15];&quot;&quot;)" office:value-type="float" office:value="39590">
            <text:p>39590</text:p>
          </table:table-cell>
          <table:table-cell table:formula="of:=IF(([.C15]=0);[.K15];&quot;&quot;)">
            <text:p/>
          </table:table-cell>
          <table:table-cell table:formula="of:=IF(([.C15]=2);[.K15];&quot;&quot;)">
            <text:p/>
          </table:table-cell>
          <table:table-cell table:formula="of:=IF(([.C15]=1);[.E15];&quot;&quot;)" office:value-type="float" office:value="25720717">
            <text:p>25720717</text:p>
          </table:table-cell>
          <table:table-cell table:formula="of:=IF([.C15]=0;[.E15];&quot;&quot;)">
            <text:p/>
          </table:table-cell>
          <table:table-cell table:formula="of:=IF([.C15]=2;[.E15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10"/>
          <table:table-cell table:formula="of:=IF(([.C16]=1);[.K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([.C16]=2);[.K16];&quot;&quot;)">
            <text:p/>
          </table:table-cell>
          <table:table-cell table:formula="of:=IF(([.C16]=1);[.E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[.C16]=2;[.E16];&quot;&quot;)">
            <text:p/>
          </table:table-cell>
        </table:table-row>
        <table:table-row table:style-name="ro3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10"/>
          <table:table-cell table:formula="of:=IF(([.C17]=1);[.K17];&quot;&quot;)">
            <text:p/>
          </table:table-cell>
          <table:table-cell table:formula="of:=IF(([.C17]=0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([.C17]=1);[.E17];&quot;&quot;)">
            <text:p/>
          </table:table-cell>
          <table:table-cell table:formula="of:=IF([.C17]=0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table:number-columns-repeated="27"/>
        </table:table-row>
        <table:table-row table:style-name="ro3">
          <table:table-cell table:number-columns-repeated="2" office:value-type="float" office:value="550023088">
            <text:p>550023088</text:p>
          </table:table-cell>
          <table:table-cell table:number-columns-repeated="27"/>
        </table:table-row>
        <table:table-row table:style-name="ro3" table:number-rows-repeated="10">
          <table:table-cell table:number-columns-repeated="10"/>
          <table:table-cell table:style-name="Default" table:number-columns-repeated="3"/>
          <table:table-cell table:number-columns-repeated="16"/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16"/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table:number-columns-repeated="24"/>
          <table:table-cell table:formula="of:=IF([Sheet2.C2]=1;[.E51];&quot;&quot;)">
            <text:p/>
          </table:table-cell>
          <table:table-cell table:formula="of:=IF([Sheet2.C2]=0;[.E51];&quot;&quot;)">
            <text:p/>
          </table:table-cell>
          <table:table-cell table:formula="of:=IF([Sheet2.C2]=2;[.E51];&quot;&quot;)">
            <text:p/>
          </table:table-cell>
        </table:table-row>
        <table:table-row table:style-name="ro3">
          <table:table-cell table:number-columns-repeated="2" office:value-type="float" office:value="1800697079">
            <text:p>1800697079</text:p>
          </table:table-cell>
          <table:table-cell table:number-columns-repeated="24"/>
          <table:table-cell table:formula="of:=IF([Sheet2.C3]=1;[.E52];&quot;&quot;)">
            <text:p/>
          </table:table-cell>
          <table:table-cell table:formula="of:=IF([Sheet2.C3]=0;[.E52];&quot;&quot;)">
            <text:p/>
          </table:table-cell>
          <table:table-cell table:formula="of:=IF([Sheet2.C3]=2;[.E52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4]=1;[.E53];&quot;&quot;)">
            <text:p/>
          </table:table-cell>
          <table:table-cell table:formula="of:=IF([Sheet2.C4]=0;[.E53];&quot;&quot;)">
            <text:p/>
          </table:table-cell>
          <table:table-cell table:formula="of:=IF([Sheet2.C4]=2;[.E53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5]=1;[.E54];&quot;&quot;)">
            <text:p/>
          </table:table-cell>
          <table:table-cell table:formula="of:=IF([Sheet2.C5]=0;[.E54];&quot;&quot;)">
            <text:p/>
          </table:table-cell>
          <table:table-cell table:formula="of:=IF([Sheet2.C5]=2;[.E54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6]=1;[.E55];&quot;&quot;)">
            <text:p/>
          </table:table-cell>
          <table:table-cell table:formula="of:=IF([Sheet2.C6]=0;[.E55];&quot;&quot;)">
            <text:p/>
          </table:table-cell>
          <table:table-cell table:formula="of:=IF([Sheet2.C6]=2;[.E55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7]=1;[.E56];&quot;&quot;)">
            <text:p/>
          </table:table-cell>
          <table:table-cell table:style-name="Default"/>
          <table:table-cell table:formula="of:=IF([Sheet2.C7]=2;[.E56];&quot;&quot;)">
            <text:p/>
          </table:table-cell>
        </table:table-row>
        <table:table-row table:style-name="ro3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8]=1;[.E57];&quot;&quot;)">
            <text:p/>
          </table:table-cell>
          <table:table-cell table:style-name="Default"/>
          <table:table-cell table:formula="of:=IF([Sheet2.C8]=2;[.E57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formula="of:=IF([Sheet2.C9]=1;[.E58];&quot;&quot;)">
            <text:p/>
          </table:table-cell>
          <table:table-cell table:style-name="Default"/>
          <table:table-cell table:formula="of:=IF([Sheet2.C9]=2;[.E58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formula="of:=IF([Sheet2.C10]=1;[.E59];&quot;&quot;)">
            <text:p/>
          </table:table-cell>
          <table:table-cell table:style-name="Default"/>
          <table:table-cell table:formula="of:=IF([Sheet2.C10]=2;[.E59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formula="of:=IF([.C60]=1;[.E60];&quot;&quot;)">
            <text:p/>
          </table:table-cell>
          <table:table-cell table:style-name="Default"/>
          <table:table-cell table:formula="of:=IF([.C60]=2;[.E60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3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3"/>
          <table:table-cell table:style-name="Default" table:number-columns-repeated="3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16"/>
          <table:table-cell office:value-type="string">
            <text:p>MEDIE:</text:p>
          </table:table-cell>
          <table:table-cell/>
          <table:table-cell table:style-name="Default" table:formula="of:=AVERAGE([.X3:.X53])" office:value-type="float" office:value="31642.8333333333">
            <text:p>31642,8333333333</text:p>
          </table:table-cell>
          <table:table-cell table:style-name="Default" table:formula="of:=AVERAGE([.Y3:.Y53])" office:value-type="float" office:value="143880.166666667">
            <text:p>143880,166666667</text:p>
          </table:table-cell>
          <table:table-cell table:style-name="Default" table:formula="of:=AVERAGE([.Z3:.Z53])" office:value-type="float" office:value="31642.8333333333">
            <text:p>31642,8333333333</text:p>
          </table:table-cell>
          <table:table-cell table:style-name="Default" table:formula="of:=AVERAGE([.AA3:.AA53])" office:value-type="float" office:value="18167893.2222222">
            <text:p>18167893,2222222</text:p>
          </table:table-cell>
          <table:table-cell table:style-name="Default" table:formula="of:=AVERAGE([.AB3:.AB53])" office:value-type="float" office:value="3291666">
            <text:p>3291666</text:p>
          </table:table-cell>
          <table:table-cell table:style-name="Default" table:formula="of:=AVERAGE([.AC3:.AC53])" office:value-type="float" office:value="20260417.6666667">
            <text:p>20260417,6666667</text:p>
          </table:table-cell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10"/>
          <table:table-cell table:style-name="Default" table:number-columns-repeated="6"/>
        </table:table-row>
        <table:table-row table:style-name="ro3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 office:value-type="float" office:value="360646631">
            <text:p>360646631</text:p>
          </table:table-cell>
          <table:table-cell table:number-columns-repeated="2"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3" table:number-rows-repeated="9">
          <table:table-cell table:number-columns-repeated="23"/>
          <table:table-cell table:style-name="Default" table:number-columns-repeated="6"/>
        </table:table-row>
        <table:table-row table:style-name="ro3">
          <table:table-cell table:number-columns-repeated="23"/>
          <table:table-cell table:style-name="Default" table:number-columns-repeated="6"/>
        </table:table-row>
      </table:table>
      <table:table table:name="Sheet2" table:style-name="ta1" table:print="false">
        <table:table-column table:style-name="co14" table:number-columns-repeated="4" table:default-cell-style-name="Default"/>
        <table:table-column table:style-name="co14" table:default-cell-style-name="ce8"/>
        <table:table-row table:style-name="ro3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3" table:number-rows-repeated="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0.47.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5T10:47:19</dc:date>
    <meta:editing-duration>PT10H2M30S</meta:editing-duration>
    <meta:editing-cycles>39</meta:editing-cycles>
    <meta:document-statistic meta:table-count="3" meta:cell-count="612" meta:object-count="0"/>
  </office:meta>
</office:document-meta>
</file>